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draw:auto-grow-height="true"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text-properties fo:font-size="20pt" style:font-size-asian="20pt" style:font-size-complex="20pt"/>
    </style:style>
    <style:style style:name="P7" style:family="paragraph">
      <style:paragraph-properties fo:text-align="start" style:font-independent-line-spacing="true"/>
      <style:text-properties fo:font-size="32pt" style:font-size-asian="32pt" style:font-size-complex="32pt"/>
    </style:style>
    <style:style style:name="P8" style:family="paragraph">
      <style:text-properties fo:font-size="20pt"/>
    </style:style>
    <style:style style:name="P9" style:family="paragraph">
      <style:text-properties fo:font-size="24pt" style:font-size-asian="24pt" style:font-size-complex="24pt"/>
    </style:style>
    <style:style style:name="P10"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T1" style:family="text">
      <style:text-properties style:font-name="Arial1" fo:font-size="48pt" style:font-size-asian="48pt" style:font-size-complex="48pt"/>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4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4" style:family="text">
      <style:text-properties fo:font-size="20pt" style:font-size-asian="20pt" style:font-size-complex="20pt"/>
    </style:style>
    <style:style style:name="T5" style:family="text">
      <style:text-properties style:font-name="Arial1"/>
    </style:style>
    <style:style style:name="T6" style:family="text">
      <style:text-properties style:font-name="Arial1" fo:font-size="32pt" style:font-size-asian="32pt" style:font-size-complex="32pt"/>
    </style:style>
    <style:style style:name="T7" style:family="text">
      <style:text-properties style:use-window-font-color="true" style:text-outline="false" style:text-line-through-style="none" style:text-line-through-typ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2" style:font-size-complex="44pt" style:font-style-complex="normal" style:font-weight-complex="normal" style:text-emphasize="none" style:font-relief="none" style:text-overline-style="none" style:text-overline-color="font-color"/>
    </style:style>
    <style:style style:name="T9" style:family="text">
      <style:text-properties style:font-name="Arial1" fo:font-size="28pt" style:font-size-asian="28pt" style:font-size-complex="28pt"/>
    </style:style>
    <style:style style:name="T10"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5"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4">Welcome again to the course on Audio Signal Processing for Music Applications!!</text:span></text:p>
              <text:p><text:span text:style-name="T4"/></text:p>
              <text:p><text:span text:style-name="T4">In the previous theory lecture I gave an overview of the field of audio signal processing as an introduction and motivation to the course.</text:span></text:p>
              <text:p><text:span text:style-name="T4"/></text:p>
              <text:p><text:span text:style-name="T4">Now I want to outline the specific topics that we will present in the course, which, eventhough cover a tiny part of the audio signal processing field, they are very relevant to understand many concepts and methods used in audio processing systems, specially the ones for music applications.</text:span></text:p>
              <text:p><text:span text:style-name="T4"/></text:p>
            </draw:text-box>
          </draw:frame>
        </presentation:notes>
      </draw:page>
      <draw:page draw:name="Index"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5">Index</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Audio processing based on the Fourier-transform</text:span></text:p>
                <text:list>
                  <text:list-header>
                    <text:p><text:span text:style-name="T6"/></text:p>
                  </text:list-header>
                </text:list>
              </text:list-item>
              <text:list-item>
                <text:p><text:span text:style-name="T6">Main applications:</text:span></text:p>
                <text:list>
                  <text:list-item>
                    <text:p><text:span text:style-name="T6">Sound description</text:span></text:p>
                  </text:list-item>
                  <text:list-item>
                    <text:p><text:span text:style-name="T6">Sound transformations</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4">Our core topics will revolve around Fourier-based signal processing techniques and on using them to analyze and synthesize all kinds of sounds.</text:span></text:p>
              <text:p><text:span text:style-name="T4"/></text:p>
              <text:p><text:span text:style-name="T4">These techniques are the basis for many applications, but in this course we will focus on sound transformations and sound description. These applications impact very much the way we will present the different signal processing topics.</text:span></text:p>
              <text:p><text:span text:style-name="T4"/></text:p>
              <text:p><text:span text:style-name="T4">In the theory lectures we focus on a mathematical view of the different topics and in the rest of presentations we will cover the more practical points of view, giving demo lectures and programming lectures.</text:span></text:p>
              <text:p><text:span text:style-name="T4"/></text:p>
            </draw:text-box>
          </draw:frame>
        </presentation:notes>
      </draw:page>
      <draw:page draw:name="page3"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1.</text:span><text:span text:style-name="T8"><text:tab/></text:span><text:span text:style-name="T8">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Introduction to Audio Signal Processing</text:span></text:p>
              </text:list-item>
              <text:list-item>
                <text:p><text:span text:style-name="T6">Course outline</text:span></text:p>
              </text:list-item>
              <text:list-item>
                <text:p><text:span text:style-name="T6">Basic mathematics</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text:span text:style-name="T4">As introduction to the course we have given a context of the audio signal processing field, given an outline of the course and will go over the basic maths that are required to follow the course.</text:span></text:p>
            </draw:text-box>
          </draw:frame>
        </presentation:notes>
      </draw:page>
      <draw:page draw:name="page4"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7">2.</text:span><text:span text:style-name="T8"><text:tab/></text:span><text:span text:style-name="T8">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DFT equation</text:span></text:p>
              </text:list-item>
              <text:list-item>
                <text:p><text:span text:style-name="T6">Complex exponentials</text:span></text:p>
              </text:list-item>
              <text:list-item>
                <text:p><text:span text:style-name="T6">Scalar product in the DFT</text:span></text:p>
              </text:list-item>
              <text:list-item>
                <text:p><text:span text:style-name="T6">DFT of complex sinusoids</text:span></text:p>
              </text:list-item>
              <text:list-item>
                <text:p><text:span text:style-name="T6">DFT of real sinusoids</text:span></text:p>
              </text:list-item>
              <text:list-item>
                <text:p><text:span text:style-name="T6">Inverse-DFT</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 text:style-name="P8"><text:span text:style-name="T4">Then we will start by introducing the Discrete Fourier transform. This transform is the basis for everything we will do and we will try to understand every component of it.</text:span></text:p>
              <text:p text:style-name="P8"><text:span text:style-name="T4"/></text:p>
            </draw:text-box>
          </draw:frame>
        </presentation:notes>
      </draw:page>
      <draw:page draw:name="page5" draw:style-name="dp3"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8">3.</text:span><text:span text:style-name="T8"><text:tab/></text:span><text:span text:style-name="T8">Fourier transform theorem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Linearity, shift, evenness, convolution</text:span></text:p>
              </text:list-item>
              <text:list-item>
                <text:p><text:span text:style-name="T6">Phase unwrapping, zero padding</text:span></text:p>
              </text:list-item>
              <text:list-item>
                <text:p><text:span text:style-name="T6">Power &amp; amplitude in dB</text:span></text:p>
              </text:list-item>
              <text:list-item>
                <text:p><text:span text:style-name="T6">Fast Fourier Transform (FFT)</text:span></text:p>
              </text:list-item>
              <text:list-item>
                <text:p><text:span text:style-name="T6">FFT and zero-phase</text:span></text:p>
              </text:list-item>
              <text:list-item>
                <text:p><text:span text:style-name="T6">Analysis/synthesis</text:span></text:p>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4">In order to better understand the DFT we will go over the basic theorems and properties of the Fourier transform.</text:span></text:p>
              <text:p><text:span text:style-name="T4"/></text:p>
            </draw:text-box>
          </draw:frame>
        </presentation:notes>
      </draw:page>
      <draw:page draw:name="page6"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4.</text:span><text:span text:style-name="T8"><text:tab/></text:span><text:span text:style-name="T8">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TFT equation</text:span></text:p>
              </text:list-item>
              <text:list-item>
                <text:p><text:span text:style-name="T6">Analysis window</text:span></text:p>
              </text:list-item>
              <text:list-item>
                <text:p><text:span text:style-name="T6">FFT size and Hop size</text:span></text:p>
              </text:list-item>
              <text:list-item>
                <text:p><text:span text:style-name="T6">Time-frequency compromise</text:span></text:p>
              </text:list-item>
              <text:list-item>
                <text:p><text:span text:style-name="T6">Inverse STFT</text:span></text:p>
                <text:p><text:span text:style-name="T6"/></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4">The Short-time Fourier transform is the first version of the Fourier transform that can be used in real sounds, thus on signals that change in time.</text:span></text:p>
              <text:p><text:span text:style-name="T4"/></text:p>
              <text:p><text:span text:style-name="T4">We will present the first complete analysis/synthesis system of the course.</text:span></text:p>
              <text:p><text:span text:style-name="T4"/></text:p>
            </draw:text-box>
          </draw:frame>
        </presentation:notes>
      </draw:page>
      <draw:page draw:name="page7"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5.</text:span><text:span text:style-name="T8"><text:tab/></text:span><text:span text:style-name="T8">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Sinusoidal model equation</text:span></text:p>
              </text:list-item>
              <text:list-item>
                <text:p><text:span text:style-name="T6">Sinewaves in a spectrum</text:span></text:p>
              </text:list-item>
              <text:list-item>
                <text:p><text:span text:style-name="T6">Sinewaves as spectral peaks</text:span></text:p>
              </text:list-item>
              <text:list-item>
                <text:p><text:span text:style-name="T6">Time-varying sinewaves in spectrogram</text:span></text:p>
              </text:list-item>
              <text:list-item>
                <text:p><text:span text:style-name="T6">Sinusoidal synthesis</text:span></text:p>
                <text:p><text:span text:style-name="T6"/></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draw:text-box>
              <text:p><text:span text:style-name="T4">Building on top of the STFT we will present the Sinusoidal model.</text:span></text:p>
              <text:p><text:span text:style-name="T4"/></text:p>
              <text:p><text:span text:style-name="T4"/></text:p>
            </draw:text-box>
          </draw:frame>
        </presentation:notes>
      </draw:page>
      <draw:page draw:name="page8"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6.</text:span><text:span text:style-name="T8"><text:tab/></text:span><text:span text:style-name="T8">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6">Harmonic model equation</text:span></text:p>
              </text:list-item>
              <text:list-item>
                <text:p><text:span text:style-name="T6">Sinusoids-partials-harmonics</text:span></text:p>
              </text:list-item>
              <text:list-item>
                <text:p><text:span text:style-name="T6">Monophonic/polyphonic signals</text:span></text:p>
              </text:list-item>
              <text:list-item>
                <text:p><text:span text:style-name="T6">Harmonic detection</text:span></text:p>
                <text:p><text:span text:style-name="T6"/></text:p>
              </text:list-item>
              <text:list-item>
                <text:p><text:span text:style-name="T6">Fundamental frequency detection</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4">When we assume that a sound is harmonic we can use a Harmonic model, which is a sinusoidal model in which we add the constraints that all the sinusoids are multiple of a fundamental frequency.</text:span></text:p>
              <text:p><text:span text:style-name="T4"/></text:p>
              <text:p><text:span text:style-name="T4"/></text:p>
            </draw:text-box>
          </draw:frame>
        </presentation:notes>
      </draw:page>
      <draw:page draw:name="page9"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7.</text:span><text:span text:style-name="T8"><text:tab/></text:span><text:span text:style-name="T8">Sinusoidal plus residual modeling</text:span></text:p>
          </draw:text-box>
        </draw:frame>
        <draw:frame draw:name="Content Placeholder 2" presentation:style-name="pr3" draw:text-style-name="P7" draw:layer="layout" svg:width="23.622cm" svg:height="12.567cm" svg:x="1.27cm" svg:y="4.197cm" presentation:class="outline" presentation:user-transformed="true">
          <draw:text-box>
            <text:list text:style-name="L4">
              <text:list-item>
                <text:p><text:span text:style-name="T6">Stochastic model</text:span></text:p>
              </text:list-item>
              <text:list-item>
                <text:p><text:span text:style-name="T6">Stochastic approximation of sounds</text:span></text:p>
              </text:list-item>
              <text:list-item>
                <text:p><text:span text:style-name="T6">Sinusoidal/harmonic plus residual model</text:span></text:p>
              </text:list-item>
              <text:list-item>
                <text:p><text:span text:style-name="T6">Residual subtraction</text:span></text:p>
              </text:list-item>
              <text:list-item>
                <text:p><text:span text:style-name="T6">Sinusoidal/harmonic plus stochastic model</text:span></text:p>
              </text:list-item>
              <text:list-item>
                <text:p><text:span text:style-name="T6">Stochastic model of residual</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presentation:user-transformed="true">
            <draw:text-box>
              <text:p><text:span text:style-name="T4">Many sounds can not be well modeled with sinusoids or harmonics, we need to worry about the parts of sounds, attacks, non-linearities, noises, … that are not well modeled with sinusoids. For this we introduce the idea of modeling sounds with sinusoids plus a residual.</text:span></text:p>
              <text:p><text:span text:style-name="T4"/></text:p>
              <text:p><text:span text:style-name="T4"/></text:p>
            </draw:text-box>
          </draw:frame>
        </presentation:notes>
      </draw:page>
      <draw:page draw:name="page10"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8.</text:span><text:span text:style-name="T8"><text:tab/></text:span><text:span text:style-name="T8">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6">Short-time Fourier transform</text:span></text:p>
                <text:list>
                  <text:list-item>
                    <text:p><text:span text:style-name="T9">Filtering; morphing</text:span></text:p>
                  </text:list-item>
                </text:list>
              </text:list-item>
              <text:list-item>
                <text:p><text:span text:style-name="T6">Sinusoidal model</text:span></text:p>
                <text:list>
                  <text:list-item>
                    <text:p><text:span text:style-name="T9">Time and frequency scaling</text:span></text:p>
                  </text:list-item>
                </text:list>
              </text:list-item>
              <text:list-item>
                <text:p><text:span text:style-name="T6">Harmonic plus residual model</text:span></text:p>
                <text:list>
                  <text:list-item>
                    <text:p><text:span text:style-name="T9">Pitch transposition</text:span></text:p>
                  </text:list-item>
                </text:list>
              </text:list-item>
              <text:list-item>
                <text:p><text:span text:style-name="T6">Harmonic plus stochastic model</text:span></text:p>
                <text:list>
                  <text:list-item>
                    <text:p><text:span text:style-name="T9">Time stretching; morphing</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4">As I mentioned, in this course we focus on two types of applications. One is sound transformations.</text:span></text:p>
              <text:p><text:span text:style-name="T4"/></text:p>
              <text:p><text:span text:style-name="T4">We will go over each of the models we have presented and show types of transformations that are possible with them.</text:span></text:p>
              <text:p><text:span text:style-name="T4"/></text:p>
            </draw:text-box>
          </draw:frame>
        </presentation:notes>
      </draw:page>
      <draw:page draw:name="page11"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9.</text:span><text:span text:style-name="T8"><text:tab/></text:span><text:span text:style-name="T8">Sound/music description</text:span></text:p>
          </draw:text-box>
        </draw:frame>
        <draw:frame draw:name="Content Placeholder 2" presentation:style-name="pr3" draw:text-style-name="P7" draw:layer="layout" svg:width="23.368cm" svg:height="15.394cm" svg:x="0.6cm" svg:y="3.402cm" presentation:class="outline" presentation:user-transformed="true">
          <draw:text-box>
            <text:list text:style-name="L4">
              <text:list-item>
                <text:p><text:span text:style-name="T6">Spectral-based audio features</text:span></text:p>
              </text:list-item>
              <text:list-item>
                <text:p><text:span text:style-name="T6">Description of sound/music events and collections</text:span></text:p>
                <text:p><text:span text:style-name="T6"/></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4">The second major application we will cover is sound description.</text:span></text:p>
              <text:p><text:span text:style-name="T4"/></text:p>
              <text:p><text:span text:style-name="T4">With what we have presented we can extract features of a sound in a way that are relevant to describe it.</text:span></text:p>
              <text:p><text:span text:style-name="T4"/></text:p>
              <text:p><text:span text:style-name="T4"/></text:p>
            </draw:text-box>
          </draw:frame>
        </presentation:notes>
      </draw:page>
      <draw:page draw:name="page12" draw:style-name="dp3"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8">10.</text:span><text:span text:style-name="T8"><text:tab/></text:span><text:span text:style-name="T8">Concluding topic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6">Review of class</text:span></text:p>
              </text:list-item>
              <text:list-item>
                <text:p><text:span text:style-name="T6">Beyond audio signal processing for music applications</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4">In the last theory lecture we will review all the models and outline related topics that we have not been able to cover in class. We will present other fourier based sounds models and we will also present other models that are not fourier-based.</text:span></text:p>
              <text:p><text:span text:style-name="T4"/></text:p>
            </draw:text-box>
          </draw:frame>
        </presentation:notes>
      </draw:page>
      <draw:page draw:name="page13" draw:style-name="dp3" draw:master-page-name="UPF-master" presentation:presentation-page-layout-name="AL3T1">
        <draw:frame presentation:style-name="pr4" draw:layer="layout" svg:width="22.859cm" svg:height="3.18cm" svg:x="1.27cm" svg:y="0.759cm" presentation:class="title">
          <draw:text-box>
            <text:p><text:span text:style-name="T5">References and credits</text:span></text:p>
          </draw:text-box>
        </draw:frame>
        <draw:frame presentation:style-name="pr5" draw:text-style-name="P9" draw:layer="layout" svg:width="22.859cm" svg:height="11.049cm" svg:x="1.27cm" svg:y="4.457cm" presentation:class="outline" presentation:user-transformed="true">
          <draw:text-box>
            <text:list text:style-name="L4">
              <text:list-item>
                <text:p><text:span text:style-name="T10">All slides and code produced for this course ar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4">In every lecture we will have this slide</text:span></text:p>
            </draw:text-box>
          </draw:frame>
        </presentation:notes>
      </draw:page>
      <draw:page draw:name="page14"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10"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presentation:user-transformed="true">
            <draw:text-box>
              <text:p><text:span text:style-name="T4">This is all for this lecture. We have done a very quick outline of the course, going over the theory topics that we will cover. <text:s/>From now on we really start....</text:span></text:p>
              <text:p><text:span text:style-name="T4"/></text:p>
              <text:p><text:span text:style-name="T4"/></text:p>
              <text:p><text:span text:style-name="T4">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2"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2"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2"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2"><presentation:date-time/></text:span></text:p>
        </draw:text-box>
      </draw:frame>
      <draw:frame presentation:style-name="Mpr4" draw:text-style-name="MP3" draw:layer="backgroundobjects" svg:width="8.05cm" svg:height="1.313cm" svg:x="8.686cm" svg:y="17.354cm" presentation:class="footer">
        <draw:text-box>
          <text:p text:style-name="MP3"><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25T12:04:15.181389000</dc:date>
    <dc:creator>xavier serra</dc:creator>
    <meta:generator>LibreOffice/4.2.1.1$MacOSX_X86_64 LibreOffice_project/d7dbbd7842e6a58b0f521599204e827654e1fb8b</meta:generator>
    <meta:editing-duration>P1DT9H55M7S</meta:editing-duration>
    <meta:editing-cycles>43</meta:editing-cycles>
    <meta:document-statistic meta:object-count="87"/>
  </office:meta>
</office:document-meta>
</file>